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Standard">
      <style:text-properties officeooo:paragraph-rsid="00257e1a"/>
    </style:style>
    <style:style style:name="P3" style:family="paragraph" style:parent-style-name="Standard">
      <style:text-properties officeooo:paragraph-rsid="003d0486"/>
    </style:style>
    <style:style style:name="P4" style:family="paragraph" style:parent-style-name="Standard">
      <style:paragraph-properties fo:break-before="page"/>
    </style:style>
    <style:style style:name="P5" style:family="paragraph">
      <loext:graphic-properties draw:fill="none" draw:fill-color="#ffffff"/>
    </style:style>
    <style:style style:name="T1" style:family="text">
      <style:text-properties style:language-complex="none" style:country-complex="none"/>
    </style:style>
    <style:style style:name="T2" style:family="text">
      <style:text-properties officeooo:rsid="001f9c65" style:language-complex="none" style:country-complex="none"/>
    </style:style>
    <style:style style:name="T3" style:family="text">
      <style:text-properties officeooo:rsid="0022b73f" style:language-complex="none" style:country-complex="none"/>
    </style:style>
    <style:style style:name="T4" style:family="text">
      <style:text-properties officeooo:rsid="0022c7af" style:language-complex="none" style:country-complex="none"/>
    </style:style>
    <style:style style:name="T5" style:family="text">
      <style:text-properties officeooo:rsid="00240ac4" style:language-complex="none" style:country-complex="none"/>
    </style:style>
    <style:style style:name="T6" style:family="text">
      <style:text-properties officeooo:rsid="00254816" style:language-complex="none" style:country-complex="none"/>
    </style:style>
    <style:style style:name="T7" style:family="text">
      <style:text-properties officeooo:rsid="0027c96a" style:language-complex="none" style:country-complex="none"/>
    </style:style>
    <style:style style:name="T8" style:family="text">
      <style:text-properties officeooo:rsid="00281d81" style:language-complex="none" style:country-complex="none"/>
    </style:style>
    <style:style style:name="T9" style:family="text">
      <style:text-properties officeooo:rsid="0029e06f" style:language-complex="none" style:country-complex="none"/>
    </style:style>
    <style:style style:name="T10" style:family="text">
      <style:text-properties officeooo:rsid="0029f84a" style:language-complex="none" style:country-complex="none"/>
    </style:style>
    <style:style style:name="T11" style:family="text">
      <style:text-properties officeooo:rsid="002cd5cd" style:language-complex="none" style:country-complex="none"/>
    </style:style>
    <style:style style:name="T12" style:family="text">
      <style:text-properties officeooo:rsid="00388256" style:language-complex="none" style:country-complex="none"/>
    </style:style>
    <style:style style:name="T13" style:family="text">
      <style:text-properties officeooo:rsid="00396ccf" style:language-complex="none" style:country-complex="none"/>
    </style:style>
    <style:style style:name="T14" style:family="text">
      <style:text-properties officeooo:rsid="003f4e70" style:language-complex="none" style:country-complex="none"/>
    </style:style>
    <style:style style:name="T15" style:family="text">
      <style:text-properties officeooo:rsid="003f5c8c" style:language-complex="none" style:country-complex="none"/>
    </style:style>
    <style:style style:name="T16" style:family="text">
      <style:text-properties officeooo:rsid="004231c2" style:language-complex="none" style:country-complex="none"/>
    </style:style>
    <style:style style:name="T17" style:family="text">
      <style:text-properties officeooo:rsid="0042df83" style:language-complex="none" style:country-complex="none"/>
    </style:style>
    <style:style style:name="T18" style:family="text">
      <style:text-properties officeooo:rsid="004447f7" style:language-complex="none" style:country-complex="none"/>
    </style:style>
    <style:style style:name="T19" style:family="text">
      <style:text-properties officeooo:rsid="0046689b" style:language-complex="none" style:country-complex="non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language-complex="none" style:country-complex="none" style:font-weight-complex="bold"/>
    </style:style>
    <style:style style:name="T22" style:family="text">
      <style:text-properties fo:font-weight="bold" officeooo:rsid="001f9c65" style:font-weight-asian="bold" style:language-complex="none" style:country-complex="none" style:font-weight-complex="bold"/>
    </style:style>
    <style:style style:name="T23" style:family="text">
      <style:text-properties officeooo:rsid="004447f7"/>
    </style:style>
    <style:style style:name="T24" style:family="text">
      <style:text-properties officeooo:rsid="0046689b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DSA ASSIGNMENT - 1</text:h>
      <text:p text:style-name="Standard"><text:span text:style-name="T20"/></text:p>
      <text:p text:style-name="Standard"><text:span text:style-name="T20">Q 19</text:span><text:span text:style-name="T22">]</text:span><text:span text:style-name="T2"> </text:span>Write a recursive function to count all the prime <text:span text:style-name="T1">n</text:span><text:span text:style-name="T3">umber</text:span><text:span text:style-name="T1">s</text:span> between numbers a and b (both inclusive)</text:p>
      <text:p text:style-name="Standard"><text:s/></text:p>
      <text:p text:style-name="Standard">#include &lt;stdio.h&gt;</text:p>
      <text:p text:style-name="Standard">int <text:span text:style-name="T18">primeNum</text:span>( int n<text:span text:style-name="T17">um</text:span>, int<text:span text:style-name="T1"> </text:span><text:span text:style-name="T4">i</text:span><text:span text:style-name="T1"> </text:span>){</text:p>
      <text:p text:style-name="Standard"><text:tab/>if(<text:span text:style-name="T1"> </text:span><text:span text:style-name="T4">i</text:span><text:span text:style-name="T1"> </text:span>== n<text:span text:style-name="T17">um</text:span> )</text:p>
      <text:p text:style-name="Standard"><text:tab/><text:tab/>return 1;</text:p>
      <text:p text:style-name="Standard"><text:tab/>else if( n<text:span text:style-name="T17">um</text:span> %<text:span text:style-name="T1"> </text:span><text:span text:style-name="T4">i</text:span><text:span text:style-name="T1"> </text:span>== 0 )</text:p>
      <text:p text:style-name="Standard"><text:tab/><text:tab/>return<text:tab/>0;</text:p>
      <text:p text:style-name="Standard"><text:tab/>else</text:p>
      <text:p text:style-name="Standard"><text:tab/><text:tab/>prime<text:span text:style-name="T18">Num</text:span>( n<text:span text:style-name="T17">um</text:span>, i+1 );<text:tab/></text:p>
      <text:p text:style-name="Standard">}</text:p>
      <text:p text:style-name="Standard"/>
      <text:p text:style-name="P2">int count<text:span text:style-name="T18">Prime</text:span>( int a, int b ){</text:p>
      <text:p text:style-name="Standard"><text:tab/>if( a &gt; b )</text:p>
      <text:p text:style-name="Standard"><text:tab/><text:tab/>return<text:tab/>0;</text:p>
      <text:p text:style-name="Standard"><text:tab/>return( prime<text:span text:style-name="T18">Num</text:span>( a, 2 ) + count<text:span text:style-name="T18">Prime</text:span>( ++a, b ) );</text:p>
      <text:p text:style-name="Standard">}</text:p>
      <text:p text:style-name="Standard"/>
      <text:p text:style-name="Standard"><text:span text:style-name="T20">Q 21</text:span><text:span text:style-name="T22">]</text:span><text:span text:style-name="T2"> </text:span>A number is a perfect n<text:span text:style-name="T3">umber</text:span> if the sum of all it<text:span text:style-name="T1">’</text:span>s positive proper divisors is equal to the n<text:span text:style-name="T3">umber</text:span>. Write a recursive function to <text:span text:style-name="T19">check</text:span> if a number is a perfect n<text:span text:style-name="T3">umber</text:span> or no<text:span text:style-name="T3">t.</text:span></text:p>
      <text:p text:style-name="Standard"><text:s/></text:p>
      <text:p text:style-name="Standard">#include &lt;stdio.h&gt;</text:p>
      <text:p text:style-name="Standard"/>
      <text:p text:style-name="Standard">int pFactors( int n, int<text:span text:style-name="T1"> </text:span><text:span text:style-name="T5">i</text:span><text:span text:style-name="T1"> </text:span>){</text:p>
      <text:p text:style-name="Standard"><text:tab/>if( i == n )</text:p>
      <text:p text:style-name="Standard"><text:tab/><text:tab/>return 1;</text:p>
      <text:p text:style-name="Standard"><text:tab/>else if( n %<text:span text:style-name="T1"> </text:span><text:span text:style-name="T7">i</text:span><text:span text:style-name="T1"> </text:span>== 0 )</text:p>
      <text:p text:style-name="Standard"><text:tab/><text:tab/>return(<text:span text:style-name="T1"> </text:span><text:span text:style-name="T6">i</text:span><text:span text:style-name="T1"> </text:span>+ pFactors( n, ++i) );</text:p>
      <text:p text:style-name="Standard"><text:tab/>else</text:p>
      <text:p text:style-name="Standard"><text:tab/><text:tab/>pFactors( n, ++i );</text:p>
      <text:p text:style-name="Standard">}</text:p>
      <text:p text:style-name="Standard"/>
      <text:p text:style-name="Standard">int main(){</text:p>
      <text:p text:style-name="Standard"><text:tab/>int a, p;</text:p>
      <text:p text:style-name="Standard"><text:tab/>printf( "<text:span text:style-name="T7">E</text:span>nter the n<text:span text:style-name="T7">umber: </text:span>" );</text:p>
      <text:p text:style-name="Standard"><text:tab/>scanf( "%d", &amp;a );</text:p>
      <text:p text:style-name="Standard"><text:tab/>p=( pFactors( a, 2 ) );</text:p>
      <text:p text:style-name="Standard"><text:tab/>printf( "\n%d\n", p );</text:p>
      <text:p text:style-name="Standard"><text:tab/>if( p == a )</text:p>
      <text:p text:style-name="Standard"><text:tab/><text:tab/>printf( "<text:span text:style-name="T16">\n</text:span><text:span text:style-name="T8">I</text:span>t is a perfect number." );</text:p>
      <text:p text:style-name="Standard"><text:tab/>else</text:p>
      <text:p text:style-name="Standard"><text:tab/><text:tab/>printf( "<text:span text:style-name="T1">\</text:span><text:span text:style-name="T16">n</text:span><text:span text:style-name="T8">I</text:span>t is not a perfect number." );</text:p>
      <text:p text:style-name="Standard">}</text:p>
      <text:p text:style-name="Standard"><draw:frame text:anchor-type="paragraph" draw:z-index="3" draw:name="Shape1" draw:style-name="gr1" draw:text-style-name="P5" svg:width="5.24cm" svg:height="0.976cm" svg:x="12.023cm" svg:y="1.055cm"><draw:text-box><text:p>Vipul Chodankar, SE COMP</text:p><text:p>181105066, Batch D</text:p></draw:text-box></draw:frame></text:p>
      <text:p text:style-name="Standard"><text:soft-page-break/><text:span text:style-name="T21">Q 28</text:span><text:span text:style-name="T22">]</text:span><text:span text:style-name="T2"> </text:span><text:span text:style-name="T1">Write</text:span> a recursive function to find the remainder when a positive integer a is divided by a positive integer b.</text:p>
      <text:p text:style-name="Standard"><text:s/></text:p>
      <text:p text:style-name="Standard">#include &lt;stdio.h&gt;</text:p>
      <text:p text:style-name="Standard"/>
      <text:p text:style-name="Standard">int rem( int a, int b ){</text:p>
      <text:p text:style-name="Standard"><text:tab/>if( b &gt; a )</text:p>
      <text:p text:style-name="Standard"><text:tab/><text:tab/>return a;</text:p>
      <text:p text:style-name="Standard"><text:tab/>else</text:p>
      <text:p text:style-name="Standard"><text:tab/><text:tab/>rem( a - b , b );</text:p>
      <text:p text:style-name="Standard">}</text:p>
      <text:p text:style-name="Standard"/>
      <text:p text:style-name="Standard"/>
      <text:p text:style-name="Standard"/>
      <text:p text:style-name="Standard"><text:span text:style-name="T20">Q </text:span><text:span text:style-name="T21">32</text:span><text:span text:style-name="T22">]</text:span><text:span text:style-name="T2"> </text:span><text:span text:style-name="T1">Write</text:span> a recursive function to find the value of [log2N] and [lognN].</text:p>
      <text:p text:style-name="Standard"/>
      <text:p text:style-name="Standard">#include&lt;stdio.h&gt;</text:p>
      <text:p text:style-name="Standard"/>
      <text:p text:style-name="Standard">float <text:span text:style-name="T1">l</text:span><text:span text:style-name="T11">o</text:span><text:span text:style-name="T1">g</text:span><text:span text:style-name="T11">Cal</text:span>( float base, float n<text:span text:style-name="T15">um</text:span> ){</text:p>
      <text:p text:style-name="Standard"><text:tab/>if( base / n == 1 )</text:p>
      <text:p text:style-name="Standard"><text:tab/><text:tab/>return 1;</text:p>
      <text:p text:style-name="Standard"><text:tab/>else</text:p>
      <text:p text:style-name="Standard"><text:tab/> <text:tab/>return( 1 + <text:span text:style-name="T1">l</text:span><text:span text:style-name="T11">o</text:span><text:span text:style-name="T1">g</text:span><text:span text:style-name="T11">Cal</text:span>( base, n<text:span text:style-name="T15">um</text:span> / base ) );</text:p>
      <text:p text:style-name="Standard">}</text:p>
      <text:p text:style-name="Standard"/>
      <text:p text:style-name="Standard"/>
      <text:p text:style-name="Standard"/>
      <text:p text:style-name="Standard"><text:span text:style-name="T21">Q 34</text:span><text:span text:style-name="T22">]</text:span><text:span text:style-name="T2"> </text:span><text:span text:style-name="T1">Write</text:span> a recursive function to compute Ackermann’s functionA(m,n) which is defined as</text:p>
      <text:p text:style-name="Standard"/>
      <text:p text:style-name="Standard">A( m, n ) =<text:tab/>n + 1<text:tab/><text:tab/><text:tab/><text:tab/>if m = 0</text:p>
      <text:p text:style-name="Standard"><text:tab/><text:tab/>A( m - 1, 1 )<text:tab/><text:tab/><text:tab/>if m &gt; 0, n = 0</text:p>
      <text:p text:style-name="Standard"><text:tab/><text:tab/>A( m - 1, A( m, n – 1 ) )<text:tab/>otherwise</text:p>
      <text:p text:style-name="Standard"/>
      <text:p text:style-name="Standard">#include &lt;stdio.h&gt;</text:p>
      <text:p text:style-name="Standard"/>
      <text:p text:style-name="Standard">int <text:span text:style-name="T13">cal</text:span>( int m, int n ){</text:p>
      <text:p text:style-name="Standard"><text:tab/>if( m == 0 )</text:p>
      <text:p text:style-name="Standard"><text:tab/><text:tab/>return n + 1;</text:p>
      <text:p text:style-name="Standard"><text:tab/>else if( <text:span text:style-name="T14">m &gt; 0 </text:span>&amp;&amp;<text:span text:style-name="T1"> </text:span><text:span text:style-name="T14">n == 0</text:span><text:span text:style-name="T1"> </text:span>)</text:p>
      <text:p text:style-name="Standard"><text:tab/><text:tab/>return <text:span text:style-name="T13">cal</text:span>( m – 1, 1 );</text:p>
      <text:p text:style-name="Standard"><text:tab/>else</text:p>
      <text:p text:style-name="Standard"><text:tab/><text:tab/>return <text:span text:style-name="T13">cal</text:span>( m – 1, <text:span text:style-name="T13">cal</text:span>( m, n - 1) );</text:p>
      <text:p text:style-name="Standard">}</text:p>
      <text:p text:style-name="Standard"/>
      <text:p text:style-name="Standard"><draw:frame text:anchor-type="paragraph" draw:z-index="2" draw:name="Shape1" draw:style-name="gr1" draw:text-style-name="P5" svg:width="5.24cm" svg:height="0.976cm" svg:x="11.97cm" svg:y="2.621cm"><draw:text-box><text:p>Vipul Chodankar, SE COMP</text:p><text:p>181105066, Batch D</text:p></draw:text-box></draw:frame></text:p>
      <text:p text:style-name="P4"/>
      <text:p text:style-name="Standard"><text:span text:style-name="T21">Q 40</text:span><text:span text:style-name="T22">]</text:span><text:span text:style-name="T2"> </text:span><text:span text:style-name="T1">Write</text:span> a recursive function to <text:span text:style-name="T10">check</text:span> if a string is a <text:span text:style-name="T1">pal</text:span><text:span text:style-name="T10">i</text:span><text:span text:style-name="T1">ndrome</text:span> or not.</text:p>
      <text:p text:style-name="Standard"/>
      <text:p text:style-name="Standard">#include &lt;stdio.h&gt;</text:p>
      <text:p text:style-name="Standard"/>
      <text:p text:style-name="Standard">int <text:span text:style-name="T10">check</text:span>( char a[], int i, int j ){</text:p>
      <text:p text:style-name="Standard"><text:tab/>if( i &lt; j ){</text:p>
      <text:p text:style-name="Standard"><text:tab/><text:tab/>if( a[<text:span text:style-name="T1"> </text:span><text:span text:style-name="T12">i</text:span><text:span text:style-name="T1"> </text:span>] == a[ j - 1 ])</text:p>
      <text:p text:style-name="Standard"><text:tab/><text:tab/><text:tab/>return ( 0 + <text:span text:style-name="T10">check</text:span>( a, ++i, --j) );</text:p>
      <text:p text:style-name="Standard"><text:tab/>else </text:p>
      <text:p text:style-name="Standard"><text:tab/><text:tab/>return 1;</text:p>
      <text:p text:style-name="Standard"><text:tab/>}</text:p>
      <text:p text:style-name="Standard"><text:tab/>else</text:p>
      <text:p text:style-name="Standard"><text:tab/><text:tab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><text:span text:style-name="T21">Q 42</text:span><text:span text:style-name="T22">]</text:span><text:span text:style-name="T2"> </text:span><text:span text:style-name="T1">Write</text:span> a recursive<text:span text:style-name="T1"> </text:span><text:span text:style-name="T9">function</text:span><text:span text:style-name="T1"> </text:span>to convert a positive integer to string.</text:p>
      <text:p text:style-name="Standard"/>
      <text:p text:style-name="Standard">#include &lt;stdio.h&gt;</text:p>
      <text:p text:style-name="Standard"/>
      <text:p text:style-name="Standard">void printNumber( int n ){</text:p>
      <text:p text:style-name="Standard"><text:tab/>int k;</text:p>
      <text:p text:style-name="Standard"><text:tab/>if( n == 0 )</text:p>
      <text:p text:style-name="Standard"><text:tab/><text:tab/>return;</text:p>
      <text:p text:style-name="Standard"><text:tab/>k = n % 10;</text:p>
      <text:p text:style-name="Standard"><text:tab/>switch( k ){</text:p>
      <text:p text:style-name="Standard"><text:tab/><text:tab/>case 0:<text:tab/>printNumber( n / 10 );</text:p>
      <text:p text:style-name="Standard"><text:tab/><text:tab/><text:tab/>printf( " <text:s/>Zero" );</text:p>
      <text:p text:style-name="Standard"><text:tab/><text:tab/><text:tab/>break;</text:p>
      <text:p text:style-name="Standard"><text:tab/><text:tab/><text:tab/></text:p>
      <text:p text:style-name="Standard"><text:tab/><text:tab/>case 1:<text:tab/>printNumber( n / 10 );</text:p>
      <text:p text:style-name="Standard"><text:tab/><text:tab/><text:tab/>printf( " <text:s/>One" );</text:p>
      <text:p text:style-name="Standard"><text:tab/><text:tab/><text:tab/>break;</text:p>
      <text:p text:style-name="Standard"><text:tab/><text:tab/><text:tab/><text:tab/></text:p>
      <text:p text:style-name="Standard"><text:tab/><text:tab/>case 2:<text:tab/>printNumber( n / 10 );</text:p>
      <text:p text:style-name="Standard"><text:tab/><text:tab/><text:tab/>printf( " <text:s/>Two" );</text:p>
      <text:p text:style-name="Standard"><text:tab/><text:tab/><text:tab/>break;</text:p>
      <text:p text:style-name="Standard"><text:tab/><text:tab/><text:tab/><text:tab/></text:p>
      <text:p text:style-name="Standard"><text:tab/><text:tab/>case 3:<text:tab/>printNumber( n / 10 );</text:p>
      <text:p text:style-name="Standard"><text:tab/><text:tab/><text:tab/>printf( " <text:s/>Three" );</text:p>
      <text:p text:style-name="Standard"><text:tab/><text:tab/><text:tab/>break;</text:p>
      <text:p text:style-name="Standard"><text:tab/><text:tab/><text:tab/></text:p>
      <text:p text:style-name="Standard"><text:tab/><text:tab/>case 4:<text:tab/>printNumber( n / 10 );</text:p>
      <text:p text:style-name="Standard"><text:tab/><text:tab/><text:tab/>printf( " <text:s/>Four" );</text:p>
      <text:p text:style-name="Standard"><text:tab/><text:tab/><text:tab/>break;</text:p>
      <text:p text:style-name="Standard"><draw:frame text:anchor-type="paragraph" draw:z-index="1" draw:name="Shape1" draw:style-name="gr1" draw:text-style-name="P5" svg:width="5.24cm" svg:height="0.976cm" svg:x="12.023cm" svg:y="0.721cm"><draw:text-box><text:p>Vipul Chodankar, SE COMP</text:p><text:p>181105066, Batch D</text:p></draw:text-box></draw:frame><text:tab/><text:tab/><text:tab/><text:tab/></text:p>
      <text:p text:style-name="Standard"><text:soft-page-break/><text:tab/><text:tab/>case 5:<text:tab/>printNumber( n / 10 );</text:p>
      <text:p text:style-name="Standard"><text:tab/><text:tab/><text:tab/>printf( " <text:s/>Five" );</text:p>
      <text:p text:style-name="Standard"><text:tab/><text:tab/><text:tab/>break;<text:tab/></text:p>
      <text:p text:style-name="Standard"><text:tab/><text:tab/><text:tab/><text:tab/></text:p>
      <text:p text:style-name="Standard"><text:tab/><text:tab/>case 6:<text:tab/>printNumber( n / 10 );</text:p>
      <text:p text:style-name="P3"><text:tab/><text:tab/><text:tab/>printf( " <text:s/>Six" );</text:p>
      <text:p text:style-name="Standard"><text:tab/><text:tab/><text:tab/>break;</text:p>
      <text:p text:style-name="Standard"><text:tab/><text:tab/><text:tab/><text:tab/></text:p>
      <text:p text:style-name="P3"/>
      <text:p text:style-name="P3"><text:tab/><text:tab/>case 7:<text:tab/>printNumber( n / 10 );</text:p>
      <text:p text:style-name="Standard"><text:tab/><text:tab/><text:tab/>printf( " <text:s/>Seven" );</text:p>
      <text:p text:style-name="Standard"><text:tab/><text:tab/><text:tab/>break;</text:p>
      <text:p text:style-name="Standard"><text:tab/><text:tab/><text:tab/><text:tab/></text:p>
      <text:p text:style-name="Standard"><text:tab/><text:tab/>case 8:<text:tab/>printNumber( n / 10 );</text:p>
      <text:p text:style-name="Standard"><text:tab/><text:tab/><text:tab/>printf( " <text:s/>Eight" );</text:p>
      <text:p text:style-name="Standard"><text:tab/><text:tab/><text:tab/>break;</text:p>
      <text:p text:style-name="Standard"><text:tab/><text:tab/><text:tab/><text:tab/></text:p>
      <text:p text:style-name="Standard"><text:tab/><text:tab/>case 9:<text:tab/>printNumber( n / 10 );</text:p>
      <text:p text:style-name="Standard"><text:tab/><text:tab/><text:tab/>printf( " <text:s/>Nine" );</text:p>
      <text:p text:style-name="Standard"><text:tab/><text:tab/><text:tab/>break;</text:p>
      <text:p text:style-name="Standard"><text:tab/><text:tab/>}</text:p>
      <text:p text:style-name="Standard"><draw:frame text:anchor-type="paragraph" draw:z-index="0" draw:name="Shape1" draw:style-name="gr1" draw:text-style-name="P5" svg:width="5.24cm" svg:height="0.976cm" svg:x="12.076cm" svg:y="13.936cm"><draw:text-box><text:p>Vipul Chodankar, SE COMP</text:p><text:p>181105066, Batch D</text:p></draw:text-box></draw:frame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mn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mn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0T00:52:12.241842702</meta:creation-date>
    <dc:date>2019-09-10T01:40:07.514965061</dc:date>
    <meta:editing-duration>PT47M34S</meta:editing-duration>
    <meta:editing-cycles>42</meta:editing-cycles>
    <meta:generator>LibreOffice/6.3.0.4$Linux_X86_64 LibreOffice_project/30$Build-4</meta:generator>
    <meta:document-statistic meta:table-count="0" meta:image-count="0" meta:object-count="0" meta:page-count="4" meta:paragraph-count="130" meta:word-count="606" meta:character-count="2785" meta:non-whitespace-character-count="2080"/>
  </office:meta>
</office:document-meta>
</file>